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Times" style:font-family-asian="Times" style:font-family-complex="Times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Times" style:font-family-asian="Times" style:font-family-complex="Times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0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0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1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2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21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2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23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2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25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2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2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28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29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Times" style:font-family-asian="Times" style:font-family-complex="Times" fo:background-color="#d3d3d3" style:use-window-font-color="true"/>
    </style:style>
    <style:style style:name="T132" style:family="text">
      <style:text-properties fo:font-size="12.00pt" fo:font-weight="normal" fo:font-family="Times" style:font-family-asian="Times" style:font-family-complex="Times" fo:background-color="#d3d3d3" style:use-window-font-color="true"/>
    </style:style>
    <style:style style:name="T133" style:family="text">
      <style:text-properties fo:font-size="12.00pt" fo:font-weight="normal" fo:font-family="Times" style:font-family-asian="Times" style:font-family-complex="Times" fo:background-color="#d3d3d3" style:use-window-font-color="true"/>
    </style:style>
    <style:style style:name="T13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3.00pt" fo:font-weight="bold" fo:font-family="'Calibri Light'" style:font-family-asian="'Calibri Light'" style:font-family-complex="'Calibri Light'" fo:background-color="transparent" style:use-window-font-color="true"/>
    </style:style>
    <style:style style:name="T185" style:family="text">
      <style:text-properties fo:font-size="11.00pt" fo:font-weight="bold" fo:font-family="'Calibri Light'" style:font-family-asian="'Calibri Light'" style:font-family-complex="'Calibri Light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3.00pt" fo:font-weight="bold" fo:font-family="'Calibri Light'" style:font-family-asian="'Calibri Light'" style:font-family-complex="'Calibri Light'" fo:background-color="transparent" style:use-window-font-color="true"/>
    </style:style>
    <style:style style:name="T206" style:family="text">
      <style:text-properties fo:font-size="11.00pt" fo:font-weight="bold" fo:font-family="'Calibri Light'" style:font-family-asian="'Calibri Light'" style:font-family-complex="'Calibri Light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top="12.00pt"/>
    </style:style>
    <style:style style:name="P2" style:family="paragraph">
      <style:paragraph-properties fo:line-height="100.00%" fo:text-align="right" fo:margin-top="12.00pt" fo:margin-bottom="36.00pt"/>
    </style:style>
    <style:style style:name="P3" style:family="paragraph">
      <style:paragraph-properties fo:line-height="100.00%" fo:text-align="right" fo:margin-top="12.00pt" fo:margin-bottom="36.00pt"/>
    </style:style>
    <style:style style:name="P4" style:family="paragraph">
      <style:paragraph-properties fo:line-height="100.00%" fo:text-align="right" fo:margin-bottom="20.00pt"/>
    </style:style>
    <style:style style:name="P5" style:family="paragraph">
      <style:paragraph-properties fo:line-height="100.00%" fo:text-align="right" fo:margin-top="12.00pt" fo:margin-bottom="36.00pt"/>
    </style:style>
    <style:style style:name="P6" style:family="paragraph">
      <style:paragraph-properties fo:line-height="100.00%" fo:text-align="left" fo:margin-top="6.00pt" fo:margin-bottom="12.00p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8" style:family="paragraph">
      <style:paragraph-properties fo:line-height="100.00%" fo:text-align="left" fo:margin-top="2.00pt" fo:margin-bottom="2.00p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0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1" style:family="paragraph">
      <style:paragraph-properties fo:line-height="100.00%" fo:text-align="left" fo:margin-top="2.00pt" fo:margin-bottom="2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4" style:family="paragraph">
      <style:paragraph-properties fo:line-height="100.00%" fo:text-align="left" fo:margin-top="2.00pt" fo:margin-bottom="2.00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63.60pt"/>
          <style:tab-stop style:position="49160.90pt"/>
          <style:tab-stop style:position="421116.25pt" style:type="right"/>
          <style:tab-stop style:position="-5.4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 fo:margin-top="6.00pt" fo:margin-bottom="12.00p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24" style:family="paragraph">
      <style:paragraph-properties fo:line-height="100.00%" fo:text-align="left" fo:margin-top="6.00pt" fo:margin-bottom="12.00p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26" style:family="paragraph">
      <style:paragraph-properties fo:line-height="100.00%" fo:text-align="left" fo:margin-top="6.00pt" fo:margin-bottom="12.00pt"/>
    </style:style>
    <style:style style:name="P27" style:family="paragraph">
      <style:paragraph-properties fo:line-height="100.00%" fo:text-align="center" fo:margin-top="6.00pt" fo:margin-bottom="12.00pt"/>
    </style:style>
    <style:style style:name="P28" style:family="paragraph">
      <style:paragraph-properties fo:line-height="100.00%" fo:text-align="left" fo:margin-top="6.00pt" fo:margin-bottom="12.00pt"/>
    </style:style>
    <style:style style:name="P29" style:family="paragraph">
      <style:paragraph-properties fo:line-height="100.00%" fo:text-align="center" fo:margin-top="6.00pt" fo:margin-bottom="12.00p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 fo:margin-top="6.00pt" fo:margin-bottom="12.00pt"/>
    </style:style>
    <style:style style:name="P32" style:family="paragraph">
      <style:paragraph-properties fo:line-height="100.00%" fo:text-align="center" fo:margin-top="6.00pt" fo:margin-bottom="12.00pt"/>
    </style:style>
    <style:style style:name="P33" style:family="paragraph">
      <style:paragraph-properties fo:line-height="100.00%" fo:text-align="left" fo:margin-top="6.00pt" fo:margin-bottom="12.00pt"/>
    </style:style>
    <style:style style:name="P34" style:family="paragraph">
      <style:paragraph-properties fo:line-height="100.00%" fo:text-align="center" fo:margin-top="6.00pt" fo:margin-bottom="12.00p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36" style:family="paragraph">
      <style:paragraph-properties fo:line-height="100.00%" fo:text-align="left" fo:margin-top="6.00pt" fo:margin-bottom="12.00pt"/>
    </style:style>
    <style:style style:name="P37" style:family="paragraph">
      <style:paragraph-properties fo:line-height="100.00%" fo:text-align="center" fo:margin-top="6.00pt" fo:margin-bottom="12.00pt"/>
    </style:style>
    <style:style style:name="P38" style:family="paragraph">
      <style:paragraph-properties fo:line-height="100.00%" fo:text-align="left" fo:margin-top="6.00pt" fo:margin-bottom="12.00pt"/>
    </style:style>
    <style:style style:name="P39" style:family="paragraph">
      <style:paragraph-properties fo:line-height="100.00%" fo:text-align="center" fo:margin-top="6.00pt" fo:margin-bottom="12.00p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 fo:margin-top="6.00pt" fo:margin-bottom="12.00pt"/>
    </style:style>
    <style:style style:name="P42" style:family="paragraph">
      <style:paragraph-properties fo:line-height="100.00%" fo:text-align="center" fo:margin-top="6.00pt" fo:margin-bottom="12.00pt"/>
    </style:style>
    <style:style style:name="P43" style:family="paragraph">
      <style:paragraph-properties fo:line-height="100.00%" fo:text-align="left" fo:margin-top="6.00pt" fo:margin-bottom="12.00pt"/>
    </style:style>
    <style:style style:name="P44" style:family="paragraph">
      <style:paragraph-properties fo:line-height="100.00%" fo:text-align="center" fo:margin-top="6.00pt" fo:margin-bottom="12.00p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46" style:family="paragraph">
      <style:paragraph-properties fo:line-height="100.00%" fo:text-align="left" fo:margin-top="6.00pt" fo:margin-bottom="12.00pt"/>
    </style:style>
    <style:style style:name="P47" style:family="paragraph">
      <style:paragraph-properties fo:line-height="100.00%" fo:text-align="center" fo:margin-top="6.00pt" fo:margin-bottom="12.00pt"/>
    </style:style>
    <style:style style:name="P48" style:family="paragraph">
      <style:paragraph-properties fo:line-height="100.00%" fo:text-align="left" fo:margin-top="6.00pt" fo:margin-bottom="12.00pt"/>
    </style:style>
    <style:style style:name="P49" style:family="paragraph">
      <style:paragraph-properties fo:line-height="100.00%" fo:text-align="center" fo:margin-top="6.00pt" fo:margin-bottom="12.00p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51" style:family="paragraph">
      <style:paragraph-properties fo:line-height="100.00%" fo:text-align="left" fo:margin-top="6.00pt" fo:margin-bottom="12.00pt"/>
    </style:style>
    <style:style style:name="P52" style:family="paragraph">
      <style:paragraph-properties fo:line-height="100.00%" fo:text-align="center" fo:margin-top="6.00pt" fo:margin-bottom="12.00p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92.85pt"/>
          <style:tab-stop style:position="32891.10pt"/>
          <style:tab-stop style:position="448176.25pt" style:type="right"/>
          <style:tab-stop style:position="-5.40pt"/>
          <style:tab-stop style:position="80.85pt"/>
          <style:tab-stop style:position="32891.10pt"/>
        </style:tab-stops>
      </style:paragraph-properties>
    </style:style>
    <style:style style:name="P54" style:family="paragraph">
      <style:paragraph-properties fo:line-height="100.00%" fo:text-align="left" fo:margin-top="14.00pt" fo:margin-bottom="14.0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center" fo:margin-top="6.00pt" fo:margin-bottom="12.00p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141.15pt"/>
          <style:tab-stop style:position="32891.10pt"/>
          <style:tab-stop style:position="448176.25pt" style:type="right"/>
        </style:tab-stops>
      </style:paragraph-properties>
    </style:style>
    <style:style style:name="P61" style:family="paragraph">
      <style:paragraph-properties fo:line-height="100.00%" fo:text-align="center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141.15pt"/>
          <style:tab-stop style:position="32891.10pt"/>
          <style:tab-stop style:position="448176.25pt" style:type="right"/>
        </style:tab-stops>
      </style:paragraph-properties>
    </style:style>
    <style:style style:name="P63" style:family="paragraph">
      <style:paragraph-properties fo:line-height="100.00%" fo:text-align="left" fo:margin-left="5.40pt" fo:text-indent="-5.40pt">
        <style:tab-stops>
          <style:tab-stop style:position="141.15pt"/>
          <style:tab-stop style:position="32891.10pt"/>
          <style:tab-stop style:position="448176.25pt" style:type="righ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141.15pt"/>
          <style:tab-stop style:position="32891.10pt"/>
          <style:tab-stop style:position="448176.25pt" style:type="righ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141.15pt"/>
          <style:tab-stop style:position="32891.10pt"/>
          <style:tab-stop style:position="448176.25pt" style:type="righ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center" fo:margin-left="0.00pt" fo:text-indent="36.00p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134.85pt"/>
          <style:tab-stop style:position="32891.10pt"/>
          <style:tab-stop style:position="448176.25pt" style:type="right"/>
          <style:tab-stop style:position="-5.40pt"/>
          <style:tab-stop style:position="76.35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 fo:margin-left="5.40pt" fo:text-indent="-5.40pt">
        <style:tab-stops>
          <style:tab-stop style:position="134.85pt"/>
          <style:tab-stop style:position="32891.10pt"/>
          <style:tab-stop style:position="448176.25pt" style:type="right"/>
          <style:tab-stop style:position="-5.40pt"/>
          <style:tab-stop style:position="76.35pt"/>
        </style:tab-stops>
      </style:paragraph-properties>
    </style:style>
    <style:style style:name="P76" style:family="paragraph">
      <style:paragraph-properties fo:line-height="100.00%" fo:text-align="left" fo:margin-left="5.40pt" fo:text-indent="-5.40pt">
        <style:tab-stops>
          <style:tab-stop style:position="134.85pt"/>
          <style:tab-stop style:position="32891.10pt"/>
          <style:tab-stop style:position="448176.25pt" style:type="right"/>
          <style:tab-stop style:position="-5.40pt"/>
          <style:tab-stop style:position="76.35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134.85pt"/>
          <style:tab-stop style:position="32891.10pt"/>
          <style:tab-stop style:position="448176.25pt" style:type="right"/>
          <style:tab-stop style:position="-5.40pt"/>
          <style:tab-stop style:position="76.35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134.85pt"/>
          <style:tab-stop style:position="32891.10pt"/>
          <style:tab-stop style:position="448176.25pt" style:type="right"/>
          <style:tab-stop style:position="-5.40pt"/>
          <style:tab-stop style:position="76.35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134.85pt"/>
          <style:tab-stop style:position="32891.10pt"/>
          <style:tab-stop style:position="448176.25pt" style:type="right"/>
          <style:tab-stop style:position="-5.40pt"/>
          <style:tab-stop style:position="76.35pt"/>
        </style:tab-stops>
      </style:paragraph-properties>
    </style:style>
    <style:style style:name="P85" style:family="paragraph">
      <style:paragraph-properties fo:line-height="100.00%" fo:text-align="left" fo:margin-left="0.00pt" fo:text-indent="36.00pt"/>
    </style:style>
    <style:style style:name="P86" style:family="paragraph">
      <style:paragraph-properties fo:line-height="100.00%" fo:text-align="left" fo:margin-left="0.00pt" fo:text-indent="36.00pt"/>
    </style:style>
    <style:style style:name="P87" style:family="paragraph">
      <style:paragraph-properties fo:line-height="100.00%" fo:text-align="left" fo:margin-left="5.40pt" fo:text-indent="-5.40pt">
        <style:tab-stops>
          <style:tab-stop style:position="431.10pt"/>
        </style:tab-stops>
      </style:paragraph-properties>
    </style:style>
    <style:style style:name="P88" style:family="paragraph">
      <style:paragraph-properties fo:line-height="100.00%" fo:text-align="center"/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justify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431.10pt"/>
        </style:tab-stops>
      </style:paragraph-properties>
    </style:style>
    <style:style style:name="P93" style:family="paragraph">
      <style:paragraph-properties fo:line-height="100.00%" fo:text-align="center" fo:margin-left="0.00pt" fo:text-indent="36.00pt" fo:margin-bottom="8.00pt"/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left" fo:margin-left="5.40pt" fo:text-indent="-5.40pt">
        <style:tab-stops>
          <style:tab-stop style:position="428.10pt"/>
        </style:tab-stops>
      </style:paragraph-properties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justify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428.10pt"/>
        </style:tab-stops>
      </style:paragraph-properties>
    </style:style>
    <style:style style:name="P100" style:family="paragraph">
      <style:paragraph-properties fo:line-height="100.00%" fo:text-align="center" fo:margin-left="0.00pt" fo:text-indent="36.00pt" fo:margin-bottom="8.00pt"/>
    </style:style>
    <style:style style:name="TableColumn0100" style:family="table-column">
      <style:table-column-properties style:column-width="0.958333in"/>
    </style:style>
    <style:style style:name="TableColumn0101" style:family="table-column">
      <style:table-column-properties style:column-width="0.791667in"/>
    </style:style>
    <style:style style:name="TableColumn0102" style:family="table-column">
      <style:table-column-properties style:column-width="3.523611in"/>
    </style:style>
    <style:style style:name="TableColumn0103" style:family="table-column">
      <style:table-column-properties style:column-width="0.725000in"/>
    </style:style>
    <style:style style:name="Table01" style:family="table">
      <style:table-properties style:width="5.99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0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1" style:family="table-row">
      <style:table-row-properties style:min-row-height="0.250000in"/>
    </style:style>
    <style:style style:name="TableCell0101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1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2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3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20833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1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2" style:family="table-cell">
      <style:table-cell-properties fo:border-top="0.000694in solid #000000" fo:border-left="0.010417in solid #000000" fo:border-right="0.010417in solid #000000" fo:border-bottom="0.010417in solid #000000" fo:padding-left="0.075000in" fo:padding-right="0.075000in" fo:vertical-align="top" fo:background-color="#ffffff"/>
    </style:style>
    <style:style style:name="TableCell010403" style:family="table-cell">
      <style:table-cell-properties fo:border-top="0.000694in solid #000000" fo:border-left="0.010417in solid #000000" fo:border-right="0.020833in solid #000000" fo:border-bottom="0.010417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1.364583in"/>
    </style:style>
    <style:style style:name="TableColumn0201" style:family="table-column">
      <style:table-column-properties style:column-width="1.197917in"/>
    </style:style>
    <style:style style:name="TableColumn0202" style:family="table-column">
      <style:table-column-properties style:column-width="0.687500in"/>
    </style:style>
    <style:style style:name="TableColumn0203" style:family="table-column">
      <style:table-column-properties style:column-width="0.708333in"/>
    </style:style>
    <style:style style:name="TableColumn0204" style:family="table-column">
      <style:table-column-properties style:column-width="0.916667in"/>
    </style:style>
    <style:style style:name="TableColumn0205" style:family="table-column">
      <style:table-column-properties style:column-width="1.156250in"/>
    </style:style>
    <style:style style:name="Table02" style:family="table">
      <style:table-properties style:width="6.0312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1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1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1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1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1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2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2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2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2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2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3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3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3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3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3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4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4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4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4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4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5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5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5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5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5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6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6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6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6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605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300" style:family="table-column">
      <style:table-column-properties style:column-width="2.035417in"/>
    </style:style>
    <style:style style:name="TableColumn0301" style:family="table-column">
      <style:table-column-properties style:column-width="1.847917in"/>
    </style:style>
    <style:style style:name="TableColumn0302" style:family="table-column">
      <style:table-column-properties style:column-width="1.941667in"/>
    </style:style>
    <style:style style:name="Table03" style:family="table">
      <style:table-properties style:width="5.825000in" fo:margin-left="0.000000in" style:writing-mode="lr" table:align="left" style:may-break-between-rows="true"/>
    </style:style>
    <style:style style:name="TableRow0300" style:family="table-row">
      <style:table-row-properties style:min-row-height="0.177083in"/>
    </style:style>
    <style:style style:name="TableCell03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0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1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1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2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2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400" style:family="table-column">
      <style:table-column-properties style:column-width="1.947917in"/>
    </style:style>
    <style:style style:name="TableColumn0401" style:family="table-column">
      <style:table-column-properties style:column-width="1.135417in"/>
    </style:style>
    <style:style style:name="TableColumn0402" style:family="table-column">
      <style:table-column-properties style:column-width="1.187500in"/>
    </style:style>
    <style:style style:name="TableColumn0403" style:family="table-column">
      <style:table-column-properties style:column-width="0.791667in"/>
    </style:style>
    <style:style style:name="TableColumn0404" style:family="table-column">
      <style:table-column-properties style:column-width="0.756944in"/>
    </style:style>
    <style:style style:name="Table04" style:family="table">
      <style:table-properties style:width="5.819444in" fo:margin-left="0.000000in" style:writing-mode="lr" table:align="left" style:may-break-between-rows="true"/>
    </style:style>
    <style:style style:name="TableRow0400" style:family="table-row">
      <style:table-row-properties style:min-row-height="0.333333in"/>
    </style:style>
    <style:style style:name="TableCell04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0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0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0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1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1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1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1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2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2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2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2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3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302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303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304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500" style:family="table-column">
      <style:table-column-properties style:column-width="6.062500in"/>
    </style:style>
    <style:style style:name="Table05" style:family="table">
      <style:table-properties style:width="6.0625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600" style:family="table-column">
      <style:table-column-properties style:column-width="6.020833in"/>
    </style:style>
    <style:style style:name="Table06" style:family="table">
      <style:table-properties style:width="6.02083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Documento de Planejamento</text:span></text:p>
      <text:p text:style-name="P3"><text:span text:style-name="T2"><text:s/>e Acompanhamento </text:span></text:p>
      <text:p text:style-name="P4"><text:span text:style-name="T3">para</text:span></text:p>
      <text:p text:style-name="P5"><text:span text:style-name="T4">Calculadora_basica</text:span></text:p>
      <text:p text:style-name="P5"><text:span text:style-name="T5"/></text:p>
      <text:p text:style-name="P5"><text:span text:style-name="T6">Escrito por Jefferson Lourenço Pires</text:span></text:p>
      <text:p text:style-name="P5"><text:span text:style-name="T6">Faculdade de Tecnologia - UNICAMP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8">Revision Histor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8"><text:span text:style-name="T10">Name</text:span><text:span text:style-name="T11"/></text:p>
          </table:table-cell>
          <table:table-cell table:style-name="TableCell010001">
            <text:p text:style-name="P8"><text:span text:style-name="T12">Date</text:span><text:span text:style-name="T13"/></text:p>
          </table:table-cell>
          <table:table-cell table:style-name="TableCell010002">
            <text:p text:style-name="P8"><text:span text:style-name="T14">Reason For Changes</text:span><text:span text:style-name="T15"/></text:p>
          </table:table-cell>
          <table:table-cell table:style-name="TableCell010003">
            <text:p text:style-name="P8"><text:span text:style-name="T16">Version</text:span><text:span text:style-name="T17"/></text:p>
          </table:table-cell>
        </table:table-row>
        <table:table-row table:style-name="TableRow0101">
          <table:table-cell table:style-name="TableCell010100">
            <text:p text:style-name="P11"><text:span text:style-name="T18">Jefferson</text:span><text:span text:style-name="T19"/></text:p>
          </table:table-cell>
          <table:table-cell table:style-name="TableCell010101">
            <text:p text:style-name="P11"><text:span text:style-name="T20">18/04/16</text:span><text:span text:style-name="T21"/></text:p>
          </table:table-cell>
          <table:table-cell table:style-name="TableCell010102">
            <text:p text:style-name="P11"><text:span text:style-name="T22">Incluido o calculo de ponto de função</text:span><text:span text:style-name="T23"/></text:p>
          </table:table-cell>
          <table:table-cell table:style-name="TableCell010103">
            <text:p text:style-name="P11"><text:span text:style-name="T24">0.1</text:span><text:span text:style-name="T25"/></text:p>
          </table:table-cell>
        </table:table-row>
        <table:table-row table:style-name="TableRow0102">
          <table:table-cell table:style-name="TableCell010200">
            <text:p text:style-name="P14"><text:span text:style-name="T26">Jefferson</text:span><text:span text:style-name="T27"/></text:p>
          </table:table-cell>
          <table:table-cell table:style-name="TableCell010201">
            <text:p text:style-name="P14"><text:span text:style-name="T28">20/04/16</text:span><text:span text:style-name="T29"/></text:p>
          </table:table-cell>
          <table:table-cell table:style-name="TableCell010202">
            <text:p text:style-name="P14"><text:span text:style-name="T30">Incluida uma tabela para melhorar visualização do calculo</text:span><text:span text:style-name="T31"/></text:p>
          </table:table-cell>
          <table:table-cell table:style-name="TableCell010203">
            <text:p text:style-name="P14"><text:span text:style-name="T32">0.2</text:span><text:span text:style-name="T33"/></text:p>
          </table:table-cell>
        </table:table-row>
        <table:table-row table:style-name="TableRow0103">
          <table:table-cell table:style-name="TableCell010300">
            <text:p text:style-name="P16"><text:span text:style-name="T34">Jefferson</text:span><text:span text:style-name="T35"/></text:p>
          </table:table-cell>
          <table:table-cell table:style-name="TableCell010301">
            <text:p text:style-name="P16"><text:span text:style-name="T36">27/04/16</text:span><text:span text:style-name="T37"/></text:p>
          </table:table-cell>
          <table:table-cell table:style-name="TableCell010302">
            <text:p text:style-name="P16"><text:span text:style-name="T38">Incluido as estimativas</text:span><text:span text:style-name="T39"/></text:p>
          </table:table-cell>
          <table:table-cell table:style-name="TableCell010303">
            <text:p text:style-name="P16"><text:span text:style-name="T40">0.3</text:span><text:span text:style-name="T41"/></text:p>
          </table:table-cell>
        </table:table-row>
        <table:table-row table:style-name="TableRow0104">
          <table:table-cell table:style-name="TableCell010400">
            <text:p text:style-name="P18"><text:span text:style-name="T42">Jefferson</text:span><text:span text:style-name="T43"/></text:p>
          </table:table-cell>
          <table:table-cell table:style-name="TableCell010401">
            <text:p text:style-name="P18"><text:span text:style-name="T44">27/04/16</text:span><text:span text:style-name="T45"/></text:p>
          </table:table-cell>
          <table:table-cell table:style-name="TableCell010402">
            <text:p text:style-name="P18"><text:span text:style-name="T46">Incluido a lista de riscos e os formularios de riscos</text:span><text:span text:style-name="T47"/></text:p>
          </table:table-cell>
          <table:table-cell table:style-name="TableCell010403">
            <text:p text:style-name="P18"><text:span text:style-name="T48">0.4</text:span><text:span text:style-name="T49"/></text:p>
          </table:table-cell>
        </table:table-row>
      </table:table>
      <text:p text:style-name="P20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1"><text:span text:style-name="T49"/></text:p>
      <text:p text:style-name="P22"><text:span text:style-name="T50">Calculo de ponto de função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24"><text:span text:style-name="T52">Valor do domínio</text:span><text:span text:style-name="T53"/></text:p>
          </table:table-cell>
          <table:table-cell table:style-name="TableCell020001">
            <text:p text:style-name="P24"><text:span text:style-name="T54">Contagem</text:span><text:span text:style-name="T55"/></text:p>
          </table:table-cell>
          <table:table-cell table:style-name="TableCell020002">
            <text:p text:style-name="P24"><text:span text:style-name="T56">Simples</text:span><text:span text:style-name="T57"/></text:p>
          </table:table-cell>
          <table:table-cell table:style-name="TableCell020003">
            <text:p text:style-name="P24"><text:span text:style-name="T58">Médio</text:span><text:span text:style-name="T59"/></text:p>
          </table:table-cell>
          <table:table-cell table:style-name="TableCell020004">
            <text:p text:style-name="P24"><text:span text:style-name="T60">Complexo</text:span><text:span text:style-name="T61"/></text:p>
          </table:table-cell>
          <table:table-cell table:style-name="TableCell020005">
            <text:p text:style-name="P24"><text:span text:style-name="T62">FB computado</text:span><text:span text:style-name="T63"/></text:p>
          </table:table-cell>
        </table:table-row>
        <table:table-row table:style-name="TableRow0201">
          <table:table-cell table:style-name="TableCell020100">
            <text:p text:style-name="P26"><text:span text:style-name="T64">Entradas externas</text:span><text:span text:style-name="T65"/></text:p>
          </table:table-cell>
          <table:table-cell table:style-name="TableCell020101">
            <text:p text:style-name="P27"><text:span text:style-name="T66">3</text:span><text:span text:style-name="T67"/></text:p>
          </table:table-cell>
          <table:table-cell table:style-name="TableCell020102">
            <text:p text:style-name="P27"><text:span text:style-name="T68">x</text:span><text:span text:style-name="T69"/></text:p>
          </table:table-cell>
          <table:table-cell table:style-name="TableCell020103">
            <text:p text:style-name="P28"><text:span text:style-name="T69"/></text:p>
          </table:table-cell>
          <table:table-cell table:style-name="TableCell020104">
            <text:p text:style-name="P28"><text:span text:style-name="T69"/></text:p>
          </table:table-cell>
          <table:table-cell table:style-name="TableCell020105">
            <text:p text:style-name="P29"><text:span text:style-name="T70">9</text:span><text:span text:style-name="T71"/></text:p>
          </table:table-cell>
        </table:table-row>
        <table:table-row table:style-name="TableRow0202">
          <table:table-cell table:style-name="TableCell020200">
            <text:p text:style-name="P31"><text:span text:style-name="T72">Saídas externas</text:span><text:span text:style-name="T73"/></text:p>
          </table:table-cell>
          <table:table-cell table:style-name="TableCell020201">
            <text:p text:style-name="P32"><text:span text:style-name="T74">1</text:span><text:span text:style-name="T75"/></text:p>
          </table:table-cell>
          <table:table-cell table:style-name="TableCell020202">
            <text:p text:style-name="P32"><text:span text:style-name="T76">x</text:span><text:span text:style-name="T77"/></text:p>
          </table:table-cell>
          <table:table-cell table:style-name="TableCell020203">
            <text:p text:style-name="P33"><text:span text:style-name="T77"/></text:p>
          </table:table-cell>
          <table:table-cell table:style-name="TableCell020204">
            <text:p text:style-name="P33"><text:span text:style-name="T77"/></text:p>
          </table:table-cell>
          <table:table-cell table:style-name="TableCell020205">
            <text:p text:style-name="P34"><text:span text:style-name="T78">4</text:span><text:span text:style-name="T79"/></text:p>
          </table:table-cell>
        </table:table-row>
        <table:table-row table:style-name="TableRow0203">
          <table:table-cell table:style-name="TableCell020300">
            <text:p text:style-name="P36"><text:span text:style-name="T80">Consultas externas</text:span><text:span text:style-name="T81"/></text:p>
          </table:table-cell>
          <table:table-cell table:style-name="TableCell020301">
            <text:p text:style-name="P37"><text:span text:style-name="T82">0</text:span><text:span text:style-name="T83"/></text:p>
          </table:table-cell>
          <table:table-cell table:style-name="TableCell020302">
            <text:p text:style-name="P38"><text:span text:style-name="T83"/></text:p>
          </table:table-cell>
          <table:table-cell table:style-name="TableCell020303">
            <text:p text:style-name="P38"><text:span text:style-name="T83"/></text:p>
          </table:table-cell>
          <table:table-cell table:style-name="TableCell020304">
            <text:p text:style-name="P38"><text:span text:style-name="T83"/></text:p>
          </table:table-cell>
          <table:table-cell table:style-name="TableCell020305">
            <text:p text:style-name="P39"><text:span text:style-name="T84">0</text:span><text:span text:style-name="T85"/></text:p>
          </table:table-cell>
        </table:table-row>
        <table:table-row table:style-name="TableRow0204">
          <table:table-cell table:style-name="TableCell020400">
            <text:p text:style-name="P41"><text:span text:style-name="T86">Arquivos Lógicos Internos</text:span><text:span text:style-name="T87"/></text:p>
          </table:table-cell>
          <table:table-cell table:style-name="TableCell020401">
            <text:p text:style-name="P42"><text:span text:style-name="T88">0</text:span><text:span text:style-name="T89"/></text:p>
          </table:table-cell>
          <table:table-cell table:style-name="TableCell020402">
            <text:p text:style-name="P43"><text:span text:style-name="T89"/></text:p>
          </table:table-cell>
          <table:table-cell table:style-name="TableCell020403">
            <text:p text:style-name="P43"><text:span text:style-name="T89"/></text:p>
          </table:table-cell>
          <table:table-cell table:style-name="TableCell020404">
            <text:p text:style-name="P43"><text:span text:style-name="T89"/></text:p>
          </table:table-cell>
          <table:table-cell table:style-name="TableCell020405">
            <text:p text:style-name="P44"><text:span text:style-name="T90">0</text:span><text:span text:style-name="T91"/></text:p>
          </table:table-cell>
        </table:table-row>
        <table:table-row table:style-name="TableRow0205">
          <table:table-cell table:style-name="TableCell020500">
            <text:p text:style-name="P46"><text:span text:style-name="T92">Arquivos de Interface Externos</text:span><text:span text:style-name="T93"/></text:p>
          </table:table-cell>
          <table:table-cell table:style-name="TableCell020501">
            <text:p text:style-name="P47"><text:span text:style-name="T94">0</text:span><text:span text:style-name="T95"/></text:p>
          </table:table-cell>
          <table:table-cell table:style-name="TableCell020502">
            <text:p text:style-name="P48"><text:span text:style-name="T95"/></text:p>
          </table:table-cell>
          <table:table-cell table:style-name="TableCell020503">
            <text:p text:style-name="P48"><text:span text:style-name="T95"/></text:p>
          </table:table-cell>
          <table:table-cell table:style-name="TableCell020504">
            <text:p text:style-name="P48"><text:span text:style-name="T95"/></text:p>
          </table:table-cell>
          <table:table-cell table:style-name="TableCell020505">
            <text:p text:style-name="P49"><text:span text:style-name="T96">0</text:span><text:span text:style-name="T97"/></text:p>
          </table:table-cell>
        </table:table-row>
        <table:table-row table:style-name="TableRow0206">
          <table:table-cell table:style-name="TableCell020600">
            <text:p text:style-name="P51"><text:span text:style-name="T98">Contagem total</text:span><text:span text:style-name="T99"/></text:p>
          </table:table-cell>
          <table:table-cell table:style-name="TableCell020601">
            <text:p text:style-name="P51"><text:span text:style-name="T99"/></text:p>
          </table:table-cell>
          <table:table-cell table:style-name="TableCell020602">
            <text:p text:style-name="P51"><text:span text:style-name="T99"/></text:p>
          </table:table-cell>
          <table:table-cell table:style-name="TableCell020603">
            <text:p text:style-name="P51"><text:span text:style-name="T99"/></text:p>
          </table:table-cell>
          <table:table-cell table:style-name="TableCell020604">
            <text:p text:style-name="P51"><text:span text:style-name="T99"/></text:p>
          </table:table-cell>
          <table:table-cell table:style-name="TableCell020605">
            <text:p text:style-name="P52"><text:span text:style-name="T100">13</text:span><text:span text:style-name="T101"/></text:p>
          </table:table-cell>
        </table:table-row>
      </table:table>
      <text:p text:style-name="P54"><text:span text:style-name="T101"/></text:p>
      <text:p text:style-name="P55"><text:span text:style-name="T102">1.<text:s text:c="4"/>O sistema requer salvamento (backup) e recuperação confiável (recovery)?<text:s/></text:span><text:span text:style-name="T103"><text:line-break/>R: 0</text:span></text:p>
      <text:p text:style-name="P55"><text:span text:style-name="T103"><text:line-break/></text:span><text:span text:style-name="T104">2.<text:s text:c="4"/>São necessárias comunicações de dados especializadas para transferir informações para a aplicação ou da aplicação?</text:span><text:span text:style-name="T105"><text:line-break/>R: 0</text:span></text:p>
      <text:p text:style-name="P55"><text:span text:style-name="T105"><text:line-break/></text:span><text:span text:style-name="T106">3.<text:s text:c="4"/>Há funções de processamento distribuído?</text:span><text:span text:style-name="T107"><text:line-break/>R: 0</text:span></text:p>
      <text:p text:style-name="P55"><text:span text:style-name="T107"><text:line-break/></text:span><text:span text:style-name="T108">4.<text:s text:c="4"/>O desempenho é crítico?</text:span><text:span text:style-name="T109"><text:line-break/>R: 0</text:span></text:p>
      <text:p text:style-name="P55"><text:span text:style-name="T109"><text:line-break/></text:span><text:span text:style-name="T110">5.<text:s text:c="4"/>O sistema rodará em um ambiente operacional existente e intensamente utilizado?</text:span><text:span text:style-name="T111"><text:line-break/>R: 0</text:span></text:p>
      <text:p text:style-name="P55"><text:span text:style-name="T111"><text:line-break/></text:span><text:span text:style-name="T112">6.<text:s text:c="4"/>O sistema requer entrada de dados on-line?</text:span><text:span text:style-name="T113"><text:line-break/>R: 0</text:span></text:p>
      <text:p text:style-name="P55"><text:span text:style-name="T113"><text:line-break/></text:span><text:span text:style-name="T114">7.<text:s text:c="4"/>A entrada on-line de dados requer que a transação de entrada seja composta em múltiplas telas ou operações?</text:span><text:span text:style-name="T115"><text:line-break/>R: 0</text:span></text:p>
      <text:p text:style-name="P55"><text:span text:style-name="T115"><text:line-break/></text:span><text:span text:style-name="T116">8.<text:s text:c="4"/>Os ILFs são atualizados on-line?</text:span><text:span text:style-name="T117"><text:line-break/>R: 0</text:span></text:p>
      <text:p text:style-name="P55"><text:span text:style-name="T117"><text:line-break/></text:span><text:span text:style-name="T118">9.<text:s text:c="4"/>As entradas, saídas, arquivos ou consultas são complexas?</text:span><text:span text:style-name="T119"><text:line-break/>R: 0</text:span></text:p>
      <text:p text:style-name="P55"><text:span text:style-name="T119"><text:line-break/></text:span><text:span text:style-name="T120">10.<text:s text:c="4"/>O processamento interno é complexo?</text:span><text:span text:style-name="T121"><text:line-break/>R: 0</text:span></text:p>
      <text:p text:style-name="P55"><text:span text:style-name="T121"><text:line-break/></text:span><text:span text:style-name="T122">11.<text:s text:c="4"/>O código é projetado para ser reutilizável?</text:span><text:span text:style-name="T123"><text:line-break/>R: 0</text:span></text:p>
      <text:p text:style-name="P55"><text:span text:style-name="T123"><text:line-break/></text:span><text:span text:style-name="T124">12.<text:s text:c="4"/>A conversão e instalação estão incluídas no projeto?</text:span><text:span text:style-name="T125"><text:line-break/>R: 0</text:span></text:p>
      <text:p text:style-name="P55"><text:span text:style-name="T125"><text:line-break/></text:span><text:span text:style-name="T126">13.<text:s text:c="4"/>O sistema é projetado para múltiplas instalações em diferentes organizações?</text:span><text:span text:style-name="T127"><text:line-break/>R: 0</text:span></text:p>
      <text:p text:style-name="P56"><text:span text:style-name="T127"><text:line-break/></text:span><text:span text:style-name="T128">14.<text:s text:c="4"/>A aplicação é projetada para facilitar a troca e o uso pelo usuário?</text:span><text:span text:style-name="T129"><text:line-break/>R: 0<text:line-break/></text:span></text:p>
      <text:p text:style-name="P57"><text:span text:style-name="T130"/></text:p>
      <text:p text:style-name="P57"><text:span text:style-name="T131">FP = contagem total x [0.65 + 0,01 x<text:s/></text:span><text:span text:style-name="T132">Σ (Fi)]</text:span></text:p>
      <text:p text:style-name="P58"><text:span text:style-name="T133">FP = 8,45</text:span><text:span text:style-name="T134"><text:line-break/></text:span></text:p>
      <text:p text:style-name="P58"><text:span text:style-name="T134"/></text:p>
      <text:p text:style-name="P59"><text:span text:style-name="T135"/></text:p>
      <text:p text:style-name="P59"><text:span text:style-name="T136">Estimativa (esforço, prazo, custo)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61"><text:span text:style-name="T138">Esforço</text:span><text:span text:style-name="T139"/></text:p>
          </table:table-cell>
          <table:table-cell table:style-name="TableCell030001">
            <text:p text:style-name="P61"><text:span text:style-name="T140">Prazo</text:span><text:span text:style-name="T141"/></text:p>
          </table:table-cell>
          <table:table-cell table:style-name="TableCell030002">
            <text:p text:style-name="P61"><text:span text:style-name="T142">Custo</text:span><text:span text:style-name="T143"/></text:p>
          </table:table-cell>
        </table:table-row>
        <table:table-row table:style-name="TableRow0301">
          <table:table-cell table:style-name="TableCell030100">
            <text:p text:style-name="P64"><text:span text:style-name="T143"/></text:p>
          </table:table-cell>
          <table:table-cell table:style-name="TableCell030101">
            <text:p text:style-name="P64"><text:span text:style-name="T143"/></text:p>
          </table:table-cell>
          <table:table-cell table:style-name="TableCell030102">
            <text:p text:style-name="P64"><text:span text:style-name="T143"/></text:p>
          </table:table-cell>
        </table:table-row>
        <table:table-row table:style-name="TableRow0302">
          <table:table-cell table:style-name="TableCell030200">
            <text:p text:style-name="P66"><text:span text:style-name="T144">5 FPs/mês</text:span><text:span text:style-name="T145"/></text:p>
          </table:table-cell>
          <table:table-cell table:style-name="TableCell030201">
            <text:p text:style-name="P66"><text:span text:style-name="T146">~51 dias (1,69 mêses)</text:span><text:span text:style-name="T147"/></text:p>
          </table:table-cell>
          <table:table-cell table:style-name="TableCell030202">
            <text:p text:style-name="P66"><text:span text:style-name="T148">R$ 5.100,00 (100 R$/dia)</text:span><text:span text:style-name="T149"/></text:p>
          </table:table-cell>
        </table:table-row>
      </table:table>
      <text:p text:style-name="P68"><text:span text:style-name="T149"/></text:p>
      <text:p text:style-name="P69"><text:span text:style-name="T149"/></text:p>
      <text:p text:style-name="P69"><text:span text:style-name="T149"/></text:p>
      <text:p text:style-name="P69"><text:span text:style-name="T149"/></text:p>
      <text:p text:style-name="P69"><text:span text:style-name="T150">Lista de riscos e formulários de riscos</text:span></text:p>
      <text:p text:style-name="P69"><text:span text:style-name="T150"/></text:p>
      <text:p text:style-name="P69"><text:span text:style-name="T151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71"><text:span text:style-name="T152">Riscos</text:span><text:span text:style-name="T153"/></text:p>
          </table:table-cell>
          <table:table-cell table:style-name="TableCell040001">
            <text:p text:style-name="P72"><text:span text:style-name="T154">Tipo de risco</text:span><text:span text:style-name="T155"/></text:p>
          </table:table-cell>
          <table:table-cell table:style-name="TableCell040002">
            <text:p text:style-name="P73"><text:span text:style-name="T156">Probabilidade</text:span><text:span text:style-name="T157"/></text:p>
          </table:table-cell>
          <table:table-cell table:style-name="TableCell040003">
            <text:p text:style-name="P74"><text:span text:style-name="T158">Impacto</text:span><text:span text:style-name="T159"/></text:p>
          </table:table-cell>
          <table:table-cell table:style-name="TableCell040004">
            <text:p text:style-name="P74"><text:span text:style-name="T160">ID</text:span><text:span text:style-name="T161"/></text:p>
          </table:table-cell>
        </table:table-row>
        <table:table-row table:style-name="TableRow0401">
          <table:table-cell table:style-name="TableCell040100">
            <text:p text:style-name="P77"><text:span text:style-name="T162">Dificuldade em criar uma interface gráfica devido a falta de conhecimento</text:span><text:span text:style-name="T163"/></text:p>
          </table:table-cell>
          <table:table-cell table:style-name="TableCell040101">
            <text:p text:style-name="P78"><text:span text:style-name="T164">Técnico</text:span><text:span text:style-name="T165"/></text:p>
          </table:table-cell>
          <table:table-cell table:style-name="TableCell040102">
            <text:p text:style-name="P78"><text:span text:style-name="T166">30%</text:span><text:span text:style-name="T167"/></text:p>
          </table:table-cell>
          <table:table-cell table:style-name="TableCell040103">
            <text:p text:style-name="P78"><text:span text:style-name="T168">2</text:span><text:span text:style-name="T169"/></text:p>
          </table:table-cell>
          <table:table-cell table:style-name="TableCell040104">
            <text:p text:style-name="P78"><text:span text:style-name="T170">1</text:span><text:span text:style-name="T171"/></text:p>
          </table:table-cell>
        </table:table-row>
        <table:table-row table:style-name="TableRow0402">
          <table:table-cell table:style-name="TableCell040200">
            <text:p text:style-name="P80"><text:span text:style-name="T172">O código do sistema se mostrar mais complexo do que o esperado</text:span><text:span text:style-name="T173"/></text:p>
          </table:table-cell>
          <table:table-cell table:style-name="TableCell040201">
            <text:p text:style-name="P81"><text:span text:style-name="T174">Técnico</text:span><text:span text:style-name="T175"/></text:p>
          </table:table-cell>
          <table:table-cell table:style-name="TableCell040202">
            <text:p text:style-name="P81"><text:span text:style-name="T176">20%</text:span><text:span text:style-name="T177"/></text:p>
          </table:table-cell>
          <table:table-cell table:style-name="TableCell040203">
            <text:p text:style-name="P81"><text:span text:style-name="T178">2</text:span><text:span text:style-name="T179"/></text:p>
          </table:table-cell>
          <table:table-cell table:style-name="TableCell040204">
            <text:p text:style-name="P81"><text:span text:style-name="T180">2</text:span><text:span text:style-name="T181"/></text:p>
          </table:table-cell>
        </table:table-row>
        <table:table-row table:style-name="TableRow0403">
          <table:table-cell table:style-name="TableCell040300">
            <text:p text:style-name="P83"><text:span text:style-name="T181"/></text:p>
          </table:table-cell>
          <table:table-cell table:style-name="TableCell040301">
            <text:p text:style-name="P83"><text:span text:style-name="T181"/></text:p>
          </table:table-cell>
          <table:table-cell table:style-name="TableCell040302">
            <text:p text:style-name="P83"><text:span text:style-name="T181"/></text:p>
          </table:table-cell>
          <table:table-cell table:style-name="TableCell040303">
            <text:p text:style-name="P83"><text:span text:style-name="T181"/></text:p>
          </table:table-cell>
          <table:table-cell table:style-name="TableCell040304">
            <text:p text:style-name="P83"><text:span text:style-name="T181"/></text:p>
          </table:table-cell>
        </table:table-row>
      </table:table>
      <text:p text:style-name="P85"><text:span text:style-name="T181"/></text:p>
      <text:p text:style-name="P86"><text:span text:style-name="T182">Valores de impacto:</text:span></text:p>
      <text:p text:style-name="P86"><text:span text:style-name="T182"><text:s text:c="3"/>1 - catastrófico</text:span></text:p>
      <text:p text:style-name="P86"><text:span text:style-name="T182"><text:s text:c="3"/>2 - crítico</text:span></text:p>
      <text:p text:style-name="P86"><text:span text:style-name="T182"><text:s text:c="3"/>3 - marginal</text:span></text:p>
      <text:p text:style-name="P86"><text:span text:style-name="T182"><text:s text:c="3"/>4 - negligenciável</text:span></text:p>
      <text:p text:style-name="P86"><text:span text:style-name="T183"/></text:p>
      <text:p text:style-name="P86"><text:span text:style-name="T183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88"><text:span text:style-name="T184">Formulário de informações de risco</text:span><text:span text:style-name="T185"/></text:p>
            <text:p text:style-name="P89"><text:span text:style-name="T186"/></text:p>
            <text:p text:style-name="P89"><text:span text:style-name="T187">ID do risco:<text:s/></text:span><text:span text:style-name="T188">1</text:span></text:p>
            <text:p text:style-name="P89"><text:span text:style-name="T189">Data:<text:s/></text:span><text:span text:style-name="T190">27/04/2016</text:span></text:p>
            <text:p text:style-name="P89"><text:span text:style-name="T191">Probabilidade:<text:s/></text:span><text:span text:style-name="T192">30%</text:span></text:p>
            <text:p text:style-name="P89"><text:span text:style-name="T193">Impacto:<text:s/></text:span><text:span text:style-name="T194">crítico</text:span></text:p>
            <text:p text:style-name="P89"><text:span text:style-name="T195"/></text:p>
            <text:p text:style-name="P89"><text:span text:style-name="T196">Descrição:<text:s/></text:span><text:span text:style-name="T197">Dificuldade em criar uma interface gráfica devido a falta de conhecimento</text:span></text:p>
            <text:p text:style-name="P89"><text:span text:style-name="T198">Mitigação:<text:s/></text:span><text:span text:style-name="T199">Começar o projeto da interface gráfica antecipadamente, para que, caso o problema se torne real, se dedique um certo tempo no aprendizado da mesma</text:span></text:p>
            <text:p text:style-name="P89"><text:span text:style-name="T200">Plano de contingência:</text:span></text:p>
            <text:p text:style-name="P89"><text:span text:style-name="T201">Desenvolver o projeto sem uma interface gráfica, apenas em linha de comandos.</text:span></text:p>
            <text:p text:style-name="P90"><text:span text:style-name="T202">Autor:<text:s/></text:span><text:span text:style-name="T203">Jefferson</text:span></text:p>
            <text:p text:style-name="P91"><text:span text:style-name="T204"/></text:p>
          </table:table-cell>
        </table:table-row>
      </table:table>
      <text:p text:style-name="P93"><text:span text:style-name="T204"/></text:p>
      <text:p text:style-name="P94"><text:span text:style-name="T204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96"><text:span text:style-name="T205">Formulário de informações de risco</text:span><text:span text:style-name="T206"/></text:p>
            <text:p text:style-name="P97"><text:span text:style-name="T207"/></text:p>
            <text:p text:style-name="P97"><text:span text:style-name="T208">ID do risco:<text:s/></text:span><text:span text:style-name="T209">2</text:span></text:p>
            <text:p text:style-name="P97"><text:span text:style-name="T210">Data:<text:s/></text:span><text:span text:style-name="T211">27/04/2016</text:span></text:p>
            <text:p text:style-name="P97"><text:span text:style-name="T212">Probabilidade:<text:s/></text:span><text:span text:style-name="T213">20%</text:span></text:p>
            <text:p text:style-name="P97"><text:span text:style-name="T214">Impacto:<text:s/></text:span><text:span text:style-name="T215">crítico</text:span></text:p>
            <text:p text:style-name="P97"><text:span text:style-name="T216"/></text:p>
            <text:p text:style-name="P97"><text:span text:style-name="T217">Descrição:<text:s/></text:span><text:span text:style-name="T218">O código do sistema se mostrar mais complexo do que o esperado</text:span></text:p>
            <text:p text:style-name="P97"><text:span text:style-name="T219">Mitigação:<text:s/></text:span><text:span text:style-name="T220">Dedicar-se mais tempo ao código do projeto</text:span></text:p>
            <text:p text:style-name="P97"><text:span text:style-name="T221">Plano de contingência:<text:s/></text:span><text:span text:style-name="T222">Desistir de algumas funções do projeto</text:span></text:p>
            <text:p text:style-name="P98"><text:span text:style-name="T223">Autor:<text:s/></text:span><text:span text:style-name="T224">Jefferson</text:span><text:span text:style-name="T225"/></text:p>
          </table:table-cell>
        </table:table-row>
      </table:table>
      <text:p text:style-name="P100"><text:span text:style-name="T2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